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90.33mm"/>
    </style:style>
    <style:style style:name="co4" style:family="table-column">
      <style:table-column-properties fo:break-before="auto" style:column-width="67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direction="ltr" style:shrink-to-fit="true"/>
      <style:paragraph-properties fo:text-align="center" fo:margin-left="0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office:value-type="string" calcext:value-type="string">
            <text:p>COMMAND</text:p>
          </table:table-cell>
          <table:table-cell table:style-name="ce1" office:value-type="string" calcext:value-type="string">
            <text:p>ARGUMENTS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igitalWrite(pin, LOW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igitalWrite(pin, HIGH)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digitalRead(pin)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in, value</text:p>
          </table:table-cell>
          <table:table-cell office:value-type="string" calcext:value-type="string">
            <text:p>analogWrite(pin, value)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nalogRead(pin)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ead temp value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read rh value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ad sensor min delay between reading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read sensor t max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read sensor t min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read sensor t resolution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read sensor rh ma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read sensor rh mi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read sensor rh resolution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read lux sensor value</text:p>
          </table:table-cell>
          <table:table-cell office:value-type="string" calcext:value-type="string">
            <text:p>BROKE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nable pin, sensor pin</text:p>
          </table:table-cell>
          <table:table-cell office:value-type="string" calcext:value-type="string">
            <text:p>enable the sensor and read the value, then disable the sensor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ead day hours setting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read night hours setting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set day hours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set night hours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/>
          <table:table-cell office:value-type="string" calcext:value-type="string">
            <text:p>read time setting</text:p>
          </table:table-cell>
          <table:table-cell office:value-type="string" calcext:value-type="string">
            <text:p>format: hour minute second day month yea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hour, minute, second, day, month, year</text:p>
          </table:table-cell>
          <table:table-cell office:value-type="string" calcext:value-type="string">
            <text:p>set time</text:p>
          </table:table-cell>
          <table:table-cell office:value-type="string" calcext:value-type="string">
            <text:p>all arguments 2 digits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read the alive time</text:p>
          </table:table-cell>
          <table:table-cell office:value-type="string" calcext:value-type="string">
            <text:p>output in seconds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ad the light status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urn the lights on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/>
          <table:table-cell office:value-type="string" calcext:value-type="string">
            <text:p>turns the lights off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dummy</text:p>
          </table:table-cell>
          <table:table-cell/>
        </table:table-row>
        <table:table-row table:style-name="ro1" table:number-rows-repeated="76">
          <table:table-cell table:number-columns-repeated="4"/>
        </table:table-row>
        <table:table-row table:style-name="ro1" table:number-rows-repeated="6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01:33:04.49801389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2:20:21.051193467</meta:creation-date>
    <dc:date>2016-02-23T01:58:42.596875140</dc:date>
    <meta:editing-duration>PT16H55M1S</meta:editing-duration>
    <meta:editing-cycles>9</meta:editing-cycles>
    <meta:generator>LibreOffice/5.0.5.2$Linux_X86_64 LibreOffice_project/00m0$Build-2</meta:generator>
    <meta:document-statistic meta:table-count="1" meta:cell-count="69" meta:object-count="0"/>
  </office:meta>
</office:document-meta>
</file>